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20-12-0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9-06-2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9-05-08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9-04-1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11-29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10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9-1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9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8-2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7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6-22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5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8-04-1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11-1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10-1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9-2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8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7-18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6-22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5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7-03-27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11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10-31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9-1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8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7-1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6-1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5-1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6-04-06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11-2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10-2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09-3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08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06-2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05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5-04-24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11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10-2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9-3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8-2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7-2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6-1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4-2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4-03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1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11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10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8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7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6-1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5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4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3-03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1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11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10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8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7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6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5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2-04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1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9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11-0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5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2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1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2000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9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8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8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7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6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5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4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3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2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1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9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9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8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7-03-18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6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5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4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2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1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80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9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8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7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6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5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4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3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2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1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70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9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0</text:p>
          </table:table-cell>
          <table:table-cell office:value-type="string" calcext:value-type="string">
            <text:p>1968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1" meta:object-count="0"/>
    <meta:user-defined meta:name="AppVersion">3.0</meta:user-defined>
  </office:meta>
</office:document-meta>
</file>